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mModuleDescriptorParser.parseOtherPom( ParserSettings ivySettings , ModuleRevisionId parentModRev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mModuleDescriptorPar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Parser.PomModuleDescriptor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mModuleDescriptorParser.parseDescriptor( ParserSettings ivySettings , URL descriptorURL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ModuleDescriptorParser.accept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mModuleDescriptorParser.toIvyFile( InputStream is , Resource res , File destFile , ModuleDescriptor 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mModuleDescriptorParser.addSourcesAndJavadocArtifactsIfPresent( PomModuleDescriptorBuilder mdBuilder , ParserSettings ivy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omModuleDescriptor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Parser.parseDescriptor( ParserSettings ivySettings , URL descriptorURL , Resource res , boolean validat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PomModuleDescriptor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mModuleDescriptorParser.newParser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mModuleDescriptorParser.getMetadataArtifact( ModuleRevisionId mrid ,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